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401.16pt" svg:y="60.97pt">
            <loext:p draw:notify-on-update-of-ranges="Sheet1.A1:Sheet1.A1 Sheet1.A2:Sheet1.A101 Sheet1.B1:Sheet1.B1 Sheet1.B2:Sheet1.B101 Sheet1.C1:Sheet1.C1 Sheet1.C2:Sheet1.C101 Sheet1.D1:Sheet1.D1 Sheet1.D2:Sheet1.D101 Sheet1.E1:Sheet1.E1 Sheet1.E2:Sheet1.E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II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212" calcext:value-type="float">
            <text:p>-16212</text:p>
          </table:table-cell>
          <table:table-cell office:value-type="float" office:value="-1801.33" calcext:value-type="float">
            <text:p>-1801.33</text:p>
          </table:table-cell>
          <table:table-cell office:value-type="float" office:value="-233.45" calcext:value-type="float">
            <text:p>-233.45</text:p>
          </table:table-cell>
          <table:table-cell office:value-type="float" office:value="-14937.67" calcext:value-type="float">
            <text:p>-14937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308" calcext:value-type="float">
            <text:p>-16308</text:p>
          </table:table-cell>
          <table:table-cell office:value-type="float" office:value="-3613.33" calcext:value-type="float">
            <text:p>-3613.33</text:p>
          </table:table-cell>
          <table:table-cell office:value-type="float" office:value="-946.54" calcext:value-type="float">
            <text:p>-946.54</text:p>
          </table:table-cell>
          <table:table-cell office:value-type="float" office:value="-15348.77" calcext:value-type="float">
            <text:p>-15348.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6098" calcext:value-type="float">
            <text:p>-16098</text:p>
          </table:table-cell>
          <table:table-cell office:value-type="float" office:value="-5402" calcext:value-type="float">
            <text:p>-5402</text:p>
          </table:table-cell>
          <table:table-cell office:value-type="float" office:value="-2896.41" calcext:value-type="float">
            <text:p>-2896.41</text:p>
          </table:table-cell>
          <table:table-cell office:value-type="float" office:value="-15573.54" calcext:value-type="float">
            <text:p>-15573.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5888" calcext:value-type="float">
            <text:p>-15888</text:p>
          </table:table-cell>
          <table:table-cell office:value-type="float" office:value="-7167.33" calcext:value-type="float">
            <text:p>-7167.33</text:p>
          </table:table-cell>
          <table:table-cell office:value-type="float" office:value="-6178.64" calcext:value-type="float">
            <text:p>-6178.64</text:p>
          </table:table-cell>
          <table:table-cell office:value-type="float" office:value="-15667.88" calcext:value-type="float">
            <text:p>-15667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5997" calcext:value-type="float">
            <text:p>-15997</text:p>
          </table:table-cell>
          <table:table-cell office:value-type="float" office:value="-8944.78" calcext:value-type="float">
            <text:p>-8944.78</text:p>
          </table:table-cell>
          <table:table-cell office:value-type="float" office:value="-10023.65" calcext:value-type="float">
            <text:p>-10023.65</text:p>
          </table:table-cell>
          <table:table-cell office:value-type="float" office:value="-15766.61" calcext:value-type="float">
            <text:p>-15766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5724" calcext:value-type="float">
            <text:p>-15724</text:p>
          </table:table-cell>
          <table:table-cell office:value-type="float" office:value="-10691.89" calcext:value-type="float">
            <text:p>-10691.89</text:p>
          </table:table-cell>
          <table:table-cell office:value-type="float" office:value="-13262.51" calcext:value-type="float">
            <text:p>-13262.51</text:p>
          </table:table-cell>
          <table:table-cell office:value-type="float" office:value="-15753.83" calcext:value-type="float">
            <text:p>-15753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5824" calcext:value-type="float">
            <text:p>-15824</text:p>
          </table:table-cell>
          <table:table-cell office:value-type="float" office:value="-12450.11" calcext:value-type="float">
            <text:p>-12450.11</text:p>
          </table:table-cell>
          <table:table-cell office:value-type="float" office:value="-15140.69" calcext:value-type="float">
            <text:p>-15140.69</text:p>
          </table:table-cell>
          <table:table-cell office:value-type="float" office:value="-15774.88" calcext:value-type="float">
            <text:p>-15774.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5965" calcext:value-type="float">
            <text:p>-15965</text:p>
          </table:table-cell>
          <table:table-cell office:value-type="float" office:value="-14224" calcext:value-type="float">
            <text:p>-14224</text:p>
          </table:table-cell>
          <table:table-cell office:value-type="float" office:value="-15767.1" calcext:value-type="float">
            <text:p>-15767.1</text:p>
          </table:table-cell>
          <table:table-cell office:value-type="float" office:value="-15831.92" calcext:value-type="float">
            <text:p>-15831.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6209" calcext:value-type="float">
            <text:p>-16209</text:p>
          </table:table-cell>
          <table:table-cell office:value-type="float" office:value="-16025" calcext:value-type="float">
            <text:p>-16025</text:p>
          </table:table-cell>
          <table:table-cell office:value-type="float" office:value="-15929.39" calcext:value-type="float">
            <text:p>-15929.39</text:p>
          </table:table-cell>
          <table:table-cell office:value-type="float" office:value="-15945.04" calcext:value-type="float">
            <text:p>-15945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631" calcext:value-type="float">
            <text:p>-16631</text:p>
          </table:table-cell>
          <table:table-cell office:value-type="float" office:value="-16071.56" calcext:value-type="float">
            <text:p>-16071.56</text:p>
          </table:table-cell>
          <table:table-cell office:value-type="float" office:value="-15907.4" calcext:value-type="float">
            <text:p>-15907.4</text:p>
          </table:table-cell>
          <table:table-cell office:value-type="float" office:value="-16150.83" calcext:value-type="float">
            <text:p>-16150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7316" calcext:value-type="float">
            <text:p>-17316</text:p>
          </table:table-cell>
          <table:table-cell office:value-type="float" office:value="-16183.56" calcext:value-type="float">
            <text:p>-16183.56</text:p>
          </table:table-cell>
          <table:table-cell office:value-type="float" office:value="-15963.04" calcext:value-type="float">
            <text:p>-15963.04</text:p>
          </table:table-cell>
          <table:table-cell office:value-type="float" office:value="-16500.38" calcext:value-type="float">
            <text:p>-16500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8589" calcext:value-type="float">
            <text:p>-18589</text:p>
          </table:table-cell>
          <table:table-cell office:value-type="float" office:value="-16460.33" calcext:value-type="float">
            <text:p>-16460.33</text:p>
          </table:table-cell>
          <table:table-cell office:value-type="float" office:value="-16134.33" calcext:value-type="float">
            <text:p>-16134.33</text:p>
          </table:table-cell>
          <table:table-cell office:value-type="float" office:value="-17126.96" calcext:value-type="float">
            <text:p>-17126.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0400" calcext:value-type="float">
            <text:p>-20400</text:p>
          </table:table-cell>
          <table:table-cell office:value-type="float" office:value="-16961.67" calcext:value-type="float">
            <text:p>-16961.67</text:p>
          </table:table-cell>
          <table:table-cell office:value-type="float" office:value="-16472.32" calcext:value-type="float">
            <text:p>-16472.32</text:p>
          </table:table-cell>
          <table:table-cell office:value-type="float" office:value="-18108.87" calcext:value-type="float">
            <text:p>-18108.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3432" calcext:value-type="float">
            <text:p>-23432</text:p>
          </table:table-cell>
          <table:table-cell office:value-type="float" office:value="-17787.78" calcext:value-type="float">
            <text:p>-17787.78</text:p>
          </table:table-cell>
          <table:table-cell office:value-type="float" office:value="-17054.46" calcext:value-type="float">
            <text:p>-17054.46</text:p>
          </table:table-cell>
          <table:table-cell office:value-type="float" office:value="-19705.81" calcext:value-type="float">
            <text:p>-19705.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6621" calcext:value-type="float">
            <text:p>-26621</text:p>
          </table:table-cell>
          <table:table-cell office:value-type="float" office:value="-18998.55" calcext:value-type="float">
            <text:p>-18998.55</text:p>
          </table:table-cell>
          <table:table-cell office:value-type="float" office:value="-17994.39" calcext:value-type="float">
            <text:p>-17994.39</text:p>
          </table:table-cell>
          <table:table-cell office:value-type="float" office:value="-21780.37" calcext:value-type="float">
            <text:p>-21780.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9320" calcext:value-type="float">
            <text:p>-29320</text:p>
          </table:table-cell>
          <table:table-cell office:value-type="float" office:value="-20498.11" calcext:value-type="float">
            <text:p>-20498.11</text:p>
          </table:table-cell>
          <table:table-cell office:value-type="float" office:value="-19409.59" calcext:value-type="float">
            <text:p>-19409.59</text:p>
          </table:table-cell>
          <table:table-cell office:value-type="float" office:value="-24042.26" calcext:value-type="float">
            <text:p>-24042.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1317" calcext:value-type="float">
            <text:p>-31317</text:p>
          </table:table-cell>
          <table:table-cell office:value-type="float" office:value="-22203.89" calcext:value-type="float">
            <text:p>-22203.89</text:p>
          </table:table-cell>
          <table:table-cell office:value-type="float" office:value="-21347.3" calcext:value-type="float">
            <text:p>-21347.3</text:p>
          </table:table-cell>
          <table:table-cell office:value-type="float" office:value="-26224.68" calcext:value-type="float">
            <text:p>-26224.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2732" calcext:value-type="float">
            <text:p>-32732</text:p>
          </table:table-cell>
          <table:table-cell office:value-type="float" office:value="-24039.78" calcext:value-type="float">
            <text:p>-24039.78</text:p>
          </table:table-cell>
          <table:table-cell office:value-type="float" office:value="-23703.04" calcext:value-type="float">
            <text:p>-23703.04</text:p>
          </table:table-cell>
          <table:table-cell office:value-type="float" office:value="-28176.87" calcext:value-type="float">
            <text:p>-28176.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2733" calcext:value-type="float">
            <text:p>-32733</text:p>
          </table:table-cell>
          <table:table-cell office:value-type="float" office:value="-25828.89" calcext:value-type="float">
            <text:p>-25828.89</text:p>
          </table:table-cell>
          <table:table-cell office:value-type="float" office:value="-26208.16" calcext:value-type="float">
            <text:p>-26208.16</text:p>
          </table:table-cell>
          <table:table-cell office:value-type="float" office:value="-29543.71" calcext:value-type="float">
            <text:p>-29543.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2732" calcext:value-type="float">
            <text:p>-32732</text:p>
          </table:table-cell>
          <table:table-cell office:value-type="float" office:value="-27541.78" calcext:value-type="float">
            <text:p>-27541.78</text:p>
          </table:table-cell>
          <table:table-cell office:value-type="float" office:value="-28533.08" calcext:value-type="float">
            <text:p>-28533.08</text:p>
          </table:table-cell>
          <table:table-cell office:value-type="float" office:value="-30500.2" calcext:value-type="float">
            <text:p>-30500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0649" calcext:value-type="float">
            <text:p>-30649</text:p>
          </table:table-cell>
          <table:table-cell office:value-type="float" office:value="-28881.78" calcext:value-type="float">
            <text:p>-28881.78</text:p>
          </table:table-cell>
          <table:table-cell office:value-type="float" office:value="-30354.03" calcext:value-type="float">
            <text:p>-30354.03</text:p>
          </table:table-cell>
          <table:table-cell office:value-type="float" office:value="-30544.84" calcext:value-type="float">
            <text:p>-30544.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6881" calcext:value-type="float">
            <text:p>-26881</text:p>
          </table:table-cell>
          <table:table-cell office:value-type="float" office:value="-29601.89" calcext:value-type="float">
            <text:p>-29601.89</text:p>
          </table:table-cell>
          <table:table-cell office:value-type="float" office:value="-31457.65" calcext:value-type="float">
            <text:p>-31457.65</text:p>
          </table:table-cell>
          <table:table-cell office:value-type="float" office:value="-29445.69" calcext:value-type="float">
            <text:p>-29445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1193" calcext:value-type="float">
            <text:p>-21193</text:p>
          </table:table-cell>
          <table:table-cell office:value-type="float" office:value="-29353.11" calcext:value-type="float">
            <text:p>-29353.11</text:p>
          </table:table-cell>
          <table:table-cell office:value-type="float" office:value="-31650.97" calcext:value-type="float">
            <text:p>-31650.97</text:p>
          </table:table-cell>
          <table:table-cell office:value-type="float" office:value="-26969.88" calcext:value-type="float">
            <text:p>-26969.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3689" calcext:value-type="float">
            <text:p>-13689</text:p>
          </table:table-cell>
          <table:table-cell office:value-type="float" office:value="-27916.22" calcext:value-type="float">
            <text:p>-27916.22</text:p>
          </table:table-cell>
          <table:table-cell office:value-type="float" office:value="-30715.07" calcext:value-type="float">
            <text:p>-30715.07</text:p>
          </table:table-cell>
          <table:table-cell office:value-type="float" office:value="-22985.62" calcext:value-type="float">
            <text:p>-22985.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067" calcext:value-type="float">
            <text:p>-4067</text:p>
          </table:table-cell>
          <table:table-cell office:value-type="float" office:value="-25110.33" calcext:value-type="float">
            <text:p>-25110.33</text:p>
          </table:table-cell>
          <table:table-cell office:value-type="float" office:value="-28395.41" calcext:value-type="float">
            <text:p>-28395.41</text:p>
          </table:table-cell>
          <table:table-cell office:value-type="float" office:value="-17310.03" calcext:value-type="float">
            <text:p>-17310.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31" calcext:value-type="float">
            <text:p>4131</text:p>
          </table:table-cell>
          <table:table-cell office:value-type="float" office:value="-21171.67" calcext:value-type="float">
            <text:p>-21171.67</text:p>
          </table:table-cell>
          <table:table-cell office:value-type="float" office:value="-24502.86" calcext:value-type="float">
            <text:p>-24502.86</text:p>
          </table:table-cell>
          <table:table-cell office:value-type="float" office:value="-10877.72" calcext:value-type="float">
            <text:p>-10877.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380" calcext:value-type="float">
            <text:p>11380</text:p>
          </table:table-cell>
          <table:table-cell office:value-type="float" office:value="-16270.33" calcext:value-type="float">
            <text:p>-16270.33</text:p>
          </table:table-cell>
          <table:table-cell office:value-type="float" office:value="-18995.29" calcext:value-type="float">
            <text:p>-18995.29</text:p>
          </table:table-cell>
          <table:table-cell office:value-type="float" office:value="-4200.41" calcext:value-type="float">
            <text:p>-4200.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599" calcext:value-type="float">
            <text:p>12599</text:p>
          </table:table-cell>
          <table:table-cell office:value-type="float" office:value="-11233.44" calcext:value-type="float">
            <text:p>-11233.44</text:p>
          </table:table-cell>
          <table:table-cell office:value-type="float" office:value="-12243.51" calcext:value-type="float">
            <text:p>-12243.51</text:p>
          </table:table-cell>
          <table:table-cell office:value-type="float" office:value="839.42" calcext:value-type="float">
            <text:p>839.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867" calcext:value-type="float">
            <text:p>12867</text:p>
          </table:table-cell>
          <table:table-cell office:value-type="float" office:value="-6166.89" calcext:value-type="float">
            <text:p>-6166.89</text:p>
          </table:table-cell>
          <table:table-cell office:value-type="float" office:value="-4966" calcext:value-type="float">
            <text:p>-4966</text:p>
          </table:table-cell>
          <table:table-cell office:value-type="float" office:value="4447.69" calcext:value-type="float">
            <text:p>4447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238" calcext:value-type="float">
            <text:p>12238</text:p>
          </table:table-cell>
          <table:table-cell office:value-type="float" office:value="-1401.67" calcext:value-type="float">
            <text:p>-1401.67</text:p>
          </table:table-cell>
          <table:table-cell office:value-type="float" office:value="1756.67" calcext:value-type="float">
            <text:p>1756.67</text:p>
          </table:table-cell>
          <table:table-cell office:value-type="float" office:value="6784.78" calcext:value-type="float">
            <text:p>6784.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039" calcext:value-type="float">
            <text:p>11039</text:p>
          </table:table-cell>
          <table:table-cell office:value-type="float" office:value="2811.67" calcext:value-type="float">
            <text:p>2811.67</text:p>
          </table:table-cell>
          <table:table-cell office:value-type="float" office:value="6944.11" calcext:value-type="float">
            <text:p>6944.11</text:p>
          </table:table-cell>
          <table:table-cell office:value-type="float" office:value="8061.05" calcext:value-type="float">
            <text:p>8061.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500" calcext:value-type="float">
            <text:p>8500</text:p>
          </table:table-cell>
          <table:table-cell office:value-type="float" office:value="6110.89" calcext:value-type="float">
            <text:p>6110.89</text:p>
          </table:table-cell>
          <table:table-cell office:value-type="float" office:value="10107.48" calcext:value-type="float">
            <text:p>10107.48</text:p>
          </table:table-cell>
          <table:table-cell office:value-type="float" office:value="8192.73" calcext:value-type="float">
            <text:p>8192.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47" calcext:value-type="float">
            <text:p>2347</text:p>
          </table:table-cell>
          <table:table-cell office:value-type="float" office:value="7892.67" calcext:value-type="float">
            <text:p>7892.67</text:p>
          </table:table-cell>
          <table:table-cell office:value-type="float" office:value="11316.34" calcext:value-type="float">
            <text:p>11316.34</text:p>
          </table:table-cell>
          <table:table-cell office:value-type="float" office:value="6439.01" calcext:value-type="float">
            <text:p>6439.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6523" calcext:value-type="float">
            <text:p>-6523</text:p>
          </table:table-cell>
          <table:table-cell office:value-type="float" office:value="7619.78" calcext:value-type="float">
            <text:p>7619.78</text:p>
          </table:table-cell>
          <table:table-cell office:value-type="float" office:value="10857.88" calcext:value-type="float">
            <text:p>10857.88</text:p>
          </table:table-cell>
          <table:table-cell office:value-type="float" office:value="2550.41" calcext:value-type="float">
            <text:p>2550.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7680" calcext:value-type="float">
            <text:p>-17680</text:p>
          </table:table-cell>
          <table:table-cell office:value-type="float" office:value="5196.33" calcext:value-type="float">
            <text:p>5196.33</text:p>
          </table:table-cell>
          <table:table-cell office:value-type="float" office:value="8831.47" calcext:value-type="float">
            <text:p>8831.47</text:p>
          </table:table-cell>
          <table:table-cell office:value-type="float" office:value="-3518.71" calcext:value-type="float">
            <text:p>-3518.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7141" calcext:value-type="float">
            <text:p>-27141</text:p>
          </table:table-cell>
          <table:table-cell office:value-type="float" office:value="916.22" calcext:value-type="float">
            <text:p>916.22</text:p>
          </table:table-cell>
          <table:table-cell office:value-type="float" office:value="4999.91" calcext:value-type="float">
            <text:p>4999.91</text:p>
          </table:table-cell>
          <table:table-cell office:value-type="float" office:value="-10605.4" calcext:value-type="float">
            <text:p>-10605.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32706" calcext:value-type="float">
            <text:p>-32706</text:p>
          </table:table-cell>
          <table:table-cell office:value-type="float" office:value="-4117.67" calcext:value-type="float">
            <text:p>-4117.67</text:p>
          </table:table-cell>
          <table:table-cell office:value-type="float" office:value="-779.24" calcext:value-type="float">
            <text:p>-779.24</text:p>
          </table:table-cell>
          <table:table-cell office:value-type="float" office:value="-17235.58" calcext:value-type="float">
            <text:p>-17235.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32732" calcext:value-type="float">
            <text:p>-32732</text:p>
          </table:table-cell>
          <table:table-cell office:value-type="float" office:value="-9184.22" calcext:value-type="float">
            <text:p>-9184.22</text:p>
          </table:table-cell>
          <table:table-cell office:value-type="float" office:value="-8144.35" calcext:value-type="float">
            <text:p>-8144.35</text:p>
          </table:table-cell>
          <table:table-cell office:value-type="float" office:value="-21884.51" calcext:value-type="float">
            <text:p>-21884.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32732" calcext:value-type="float">
            <text:p>-32732</text:p>
          </table:table-cell>
          <table:table-cell office:value-type="float" office:value="-14180.89" calcext:value-type="float">
            <text:p>-14180.89</text:p>
          </table:table-cell>
          <table:table-cell office:value-type="float" office:value="-16050.12" calcext:value-type="float">
            <text:p>-16050.12</text:p>
          </table:table-cell>
          <table:table-cell office:value-type="float" office:value="-25138.76" calcext:value-type="float">
            <text:p>-25138.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32733" calcext:value-type="float">
            <text:p>-32733</text:p>
          </table:table-cell>
          <table:table-cell office:value-type="float" office:value="-19044.45" calcext:value-type="float">
            <text:p>-19044.45</text:p>
          </table:table-cell>
          <table:table-cell office:value-type="float" office:value="-23064.03" calcext:value-type="float">
            <text:p>-23064.03</text:p>
          </table:table-cell>
          <table:table-cell office:value-type="float" office:value="-27417.03" calcext:value-type="float">
            <text:p>-27417.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2733" calcext:value-type="float">
            <text:p>-32733</text:p>
          </table:table-cell>
          <table:table-cell office:value-type="float" office:value="-23625.89" calcext:value-type="float">
            <text:p>-23625.89</text:p>
          </table:table-cell>
          <table:table-cell office:value-type="float" office:value="-28128.73" calcext:value-type="float">
            <text:p>-28128.73</text:p>
          </table:table-cell>
          <table:table-cell office:value-type="float" office:value="-29011.82" calcext:value-type="float">
            <text:p>-29011.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32733" calcext:value-type="float">
            <text:p>-32733</text:p>
          </table:table-cell>
          <table:table-cell office:value-type="float" office:value="-27523.67" calcext:value-type="float">
            <text:p>-27523.67</text:p>
          </table:table-cell>
          <table:table-cell office:value-type="float" office:value="-31016.68" calcext:value-type="float">
            <text:p>-31016.68</text:p>
          </table:table-cell>
          <table:table-cell office:value-type="float" office:value="-30128.17" calcext:value-type="float">
            <text:p>-30128.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2733" calcext:value-type="float">
            <text:p>-32733</text:p>
          </table:table-cell>
          <table:table-cell office:value-type="float" office:value="-30435.89" calcext:value-type="float">
            <text:p>-30435.89</text:p>
          </table:table-cell>
          <table:table-cell office:value-type="float" office:value="-32267.06" calcext:value-type="float">
            <text:p>-32267.06</text:p>
          </table:table-cell>
          <table:table-cell office:value-type="float" office:value="-30909.62" calcext:value-type="float">
            <text:p>-30909.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2733" calcext:value-type="float">
            <text:p>-32733</text:p>
          </table:table-cell>
          <table:table-cell office:value-type="float" office:value="-32108.45" calcext:value-type="float">
            <text:p>-32108.45</text:p>
          </table:table-cell>
          <table:table-cell office:value-type="float" office:value="-32650.97" calcext:value-type="float">
            <text:p>-32650.97</text:p>
          </table:table-cell>
          <table:table-cell office:value-type="float" office:value="-31456.63" calcext:value-type="float">
            <text:p>-31456.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8424" calcext:value-type="float">
            <text:p>-28424</text:p>
          </table:table-cell>
          <table:table-cell office:value-type="float" office:value="-32251" calcext:value-type="float">
            <text:p>-32251</text:p>
          </table:table-cell>
          <table:table-cell office:value-type="float" office:value="-32670.4" calcext:value-type="float">
            <text:p>-32670.4</text:p>
          </table:table-cell>
          <table:table-cell office:value-type="float" office:value="-30546.84" calcext:value-type="float">
            <text:p>-30546.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4809" calcext:value-type="float">
            <text:p>-14809</text:p>
          </table:table-cell>
          <table:table-cell office:value-type="float" office:value="-30262.45" calcext:value-type="float">
            <text:p>-30262.45</text:p>
          </table:table-cell>
          <table:table-cell office:value-type="float" office:value="-32285.67" calcext:value-type="float">
            <text:p>-32285.67</text:p>
          </table:table-cell>
          <table:table-cell office:value-type="float" office:value="-25825.49" calcext:value-type="float">
            <text:p>-25825.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294" calcext:value-type="float">
            <text:p>-1294</text:p>
          </table:table-cell>
          <table:table-cell office:value-type="float" office:value="-26769.33" calcext:value-type="float">
            <text:p>-26769.33</text:p>
          </table:table-cell>
          <table:table-cell office:value-type="float" office:value="-30975.46" calcext:value-type="float">
            <text:p>-30975.46</text:p>
          </table:table-cell>
          <table:table-cell office:value-type="float" office:value="-18466.04" calcext:value-type="float">
            <text:p>-18466.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371" calcext:value-type="float">
            <text:p>10371</text:p>
          </table:table-cell>
          <table:table-cell office:value-type="float" office:value="-21980.11" calcext:value-type="float">
            <text:p>-21980.11</text:p>
          </table:table-cell>
          <table:table-cell office:value-type="float" office:value="-27705.09" calcext:value-type="float">
            <text:p>-27705.09</text:p>
          </table:table-cell>
          <table:table-cell office:value-type="float" office:value="-9814.93" calcext:value-type="float">
            <text:p>-9814.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097" calcext:value-type="float">
            <text:p>18097</text:p>
          </table:table-cell>
          <table:table-cell office:value-type="float" office:value="-16332.33" calcext:value-type="float">
            <text:p>-16332.33</text:p>
          </table:table-cell>
          <table:table-cell office:value-type="float" office:value="-21674.66" calcext:value-type="float">
            <text:p>-21674.66</text:p>
          </table:table-cell>
          <table:table-cell office:value-type="float" office:value="-1441.35" calcext:value-type="float">
            <text:p>-1441.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852" calcext:value-type="float">
            <text:p>20852</text:p>
          </table:table-cell>
          <table:table-cell office:value-type="float" office:value="-10378.44" calcext:value-type="float">
            <text:p>-10378.44</text:p>
          </table:table-cell>
          <table:table-cell office:value-type="float" office:value="-13043.96" calcext:value-type="float">
            <text:p>-13043.96</text:p>
          </table:table-cell>
          <table:table-cell office:value-type="float" office:value="5246.65" calcext:value-type="float">
            <text:p>5246.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883" calcext:value-type="float">
            <text:p>19883</text:p>
          </table:table-cell>
          <table:table-cell office:value-type="float" office:value="-4532.22" calcext:value-type="float">
            <text:p>-4532.22</text:p>
          </table:table-cell>
          <table:table-cell office:value-type="float" office:value="-3154.59" calcext:value-type="float">
            <text:p>-3154.59</text:p>
          </table:table-cell>
          <table:table-cell office:value-type="float" office:value="9637.56" calcext:value-type="float">
            <text:p>9637.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583" calcext:value-type="float">
            <text:p>16583</text:p>
          </table:table-cell>
          <table:table-cell office:value-type="float" office:value="947.33" calcext:value-type="float">
            <text:p>947.33</text:p>
          </table:table-cell>
          <table:table-cell office:value-type="float" office:value="5989.76" calcext:value-type="float">
            <text:p>5989.76</text:p>
          </table:table-cell>
          <table:table-cell office:value-type="float" office:value="11721.19" calcext:value-type="float">
            <text:p>11721.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800" calcext:value-type="float">
            <text:p>11800</text:p>
          </table:table-cell>
          <table:table-cell office:value-type="float" office:value="5895.44" calcext:value-type="float">
            <text:p>5895.44</text:p>
          </table:table-cell>
          <table:table-cell office:value-type="float" office:value="12702.63" calcext:value-type="float">
            <text:p>12702.63</text:p>
          </table:table-cell>
          <table:table-cell office:value-type="float" office:value="11744.83" calcext:value-type="float">
            <text:p>11744.8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87" calcext:value-type="float">
            <text:p>3787</text:p>
          </table:table-cell>
          <table:table-cell office:value-type="float" office:value="9474.44" calcext:value-type="float">
            <text:p>9474.44</text:p>
          </table:table-cell>
          <table:table-cell office:value-type="float" office:value="16196.09" calcext:value-type="float">
            <text:p>16196.09</text:p>
          </table:table-cell>
          <table:table-cell office:value-type="float" office:value="9357.48" calcext:value-type="float">
            <text:p>9357.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691" calcext:value-type="float">
            <text:p>-5691</text:p>
          </table:table-cell>
          <table:table-cell office:value-type="float" office:value="10487.56" calcext:value-type="float">
            <text:p>10487.56</text:p>
          </table:table-cell>
          <table:table-cell office:value-type="float" office:value="16427.31" calcext:value-type="float">
            <text:p>16427.31</text:p>
          </table:table-cell>
          <table:table-cell office:value-type="float" office:value="4842.94" calcext:value-type="float">
            <text:p>4842.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5321" calcext:value-type="float">
            <text:p>-15321</text:p>
          </table:table-cell>
          <table:table-cell office:value-type="float" office:value="8929" calcext:value-type="float">
            <text:p>8929</text:p>
          </table:table-cell>
          <table:table-cell office:value-type="float" office:value="13797.51" calcext:value-type="float">
            <text:p>13797.51</text:p>
          </table:table-cell>
          <table:table-cell office:value-type="float" office:value="-1206.24" calcext:value-type="float">
            <text:p>-1206.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4651" calcext:value-type="float">
            <text:p>-24651</text:p>
          </table:table-cell>
          <table:table-cell office:value-type="float" office:value="5037.67" calcext:value-type="float">
            <text:p>5037.67</text:p>
          </table:table-cell>
          <table:table-cell office:value-type="float" office:value="8787.64" calcext:value-type="float">
            <text:p>8787.64</text:p>
          </table:table-cell>
          <table:table-cell office:value-type="float" office:value="-8239.67" calcext:value-type="float">
            <text:p>-8239.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32690" calcext:value-type="float">
            <text:p>-32690</text:p>
          </table:table-cell>
          <table:table-cell office:value-type="float" office:value="-605.33" calcext:value-type="float">
            <text:p>-605.33</text:p>
          </table:table-cell>
          <table:table-cell office:value-type="float" office:value="1910.29" calcext:value-type="float">
            <text:p>1910.29</text:p>
          </table:table-cell>
          <table:table-cell office:value-type="float" office:value="-15574.77" calcext:value-type="float">
            <text:p>-15574.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32733" calcext:value-type="float">
            <text:p>-32733</text:p>
          </table:table-cell>
          <table:table-cell office:value-type="float" office:value="-6559.22" calcext:value-type="float">
            <text:p>-6559.22</text:p>
          </table:table-cell>
          <table:table-cell office:value-type="float" office:value="-6126.92" calcext:value-type="float">
            <text:p>-6126.92</text:p>
          </table:table-cell>
          <table:table-cell office:value-type="float" office:value="-20722.24" calcext:value-type="float">
            <text:p>-20722.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32732" calcext:value-type="float">
            <text:p>-32732</text:p>
          </table:table-cell>
          <table:table-cell office:value-type="float" office:value="-12405.33" calcext:value-type="float">
            <text:p>-12405.33</text:p>
          </table:table-cell>
          <table:table-cell office:value-type="float" office:value="-14416.3" calcext:value-type="float">
            <text:p>-14416.3</text:p>
          </table:table-cell>
          <table:table-cell office:value-type="float" office:value="-24325.17" calcext:value-type="float">
            <text:p>-24325.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2733" calcext:value-type="float">
            <text:p>-32733</text:p>
          </table:table-cell>
          <table:table-cell office:value-type="float" office:value="-17884.89" calcext:value-type="float">
            <text:p>-17884.89</text:p>
          </table:table-cell>
          <table:table-cell office:value-type="float" office:value="-21779.85" calcext:value-type="float">
            <text:p>-21779.85</text:p>
          </table:table-cell>
          <table:table-cell office:value-type="float" office:value="-26847.52" calcext:value-type="float">
            <text:p>-26847.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2732" calcext:value-type="float">
            <text:p>-32732</text:p>
          </table:table-cell>
          <table:table-cell office:value-type="float" office:value="-22832.89" calcext:value-type="float">
            <text:p>-22832.89</text:p>
          </table:table-cell>
          <table:table-cell office:value-type="float" office:value="-27280.07" calcext:value-type="float">
            <text:p>-27280.07</text:p>
          </table:table-cell>
          <table:table-cell office:value-type="float" office:value="-28612.86" calcext:value-type="float">
            <text:p>-28612.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2733" calcext:value-type="float">
            <text:p>-32733</text:p>
          </table:table-cell>
          <table:table-cell office:value-type="float" office:value="-26890.67" calcext:value-type="float">
            <text:p>-26890.67</text:p>
          </table:table-cell>
          <table:table-cell office:value-type="float" office:value="-30598.8" calcext:value-type="float">
            <text:p>-30598.8</text:p>
          </table:table-cell>
          <table:table-cell office:value-type="float" office:value="-29848.9" calcext:value-type="float">
            <text:p>-29848.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2732" calcext:value-type="float">
            <text:p>-32732</text:p>
          </table:table-cell>
          <table:table-cell office:value-type="float" office:value="-29895.22" calcext:value-type="float">
            <text:p>-29895.22</text:p>
          </table:table-cell>
          <table:table-cell office:value-type="float" office:value="-32121.93" calcext:value-type="float">
            <text:p>-32121.93</text:p>
          </table:table-cell>
          <table:table-cell office:value-type="float" office:value="-30713.83" calcext:value-type="float">
            <text:p>-30713.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9768" calcext:value-type="float">
            <text:p>-29768</text:p>
          </table:table-cell>
          <table:table-cell office:value-type="float" office:value="-31500.45" calcext:value-type="float">
            <text:p>-31500.45</text:p>
          </table:table-cell>
          <table:table-cell office:value-type="float" office:value="-32571.59" calcext:value-type="float">
            <text:p>-32571.59</text:p>
          </table:table-cell>
          <table:table-cell office:value-type="float" office:value="-30430.08" calcext:value-type="float">
            <text:p>-30430.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20297" calcext:value-type="float">
            <text:p>-20297</text:p>
          </table:table-cell>
          <table:table-cell office:value-type="float" office:value="-31016.67" calcext:value-type="float">
            <text:p>-31016.67</text:p>
          </table:table-cell>
          <table:table-cell office:value-type="float" office:value="-32422.66" calcext:value-type="float">
            <text:p>-32422.66</text:p>
          </table:table-cell>
          <table:table-cell office:value-type="float" office:value="-27390.16" calcext:value-type="float">
            <text:p>-27390.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9937" calcext:value-type="float">
            <text:p>-9937</text:p>
          </table:table-cell>
          <table:table-cell office:value-type="float" office:value="-28488.55" calcext:value-type="float">
            <text:p>-28488.55</text:p>
          </table:table-cell>
          <table:table-cell office:value-type="float" office:value="-31501.96" calcext:value-type="float">
            <text:p>-31501.96</text:p>
          </table:table-cell>
          <table:table-cell office:value-type="float" office:value="-22154.21" calcext:value-type="float">
            <text:p>-22154.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618" calcext:value-type="float">
            <text:p>-1618</text:p>
          </table:table-cell>
          <table:table-cell office:value-type="float" office:value="-25031.33" calcext:value-type="float">
            <text:p>-25031.33</text:p>
          </table:table-cell>
          <table:table-cell office:value-type="float" office:value="-29188.61" calcext:value-type="float">
            <text:p>-29188.61</text:p>
          </table:table-cell>
          <table:table-cell office:value-type="float" office:value="-15993.35" calcext:value-type="float">
            <text:p>-15993.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06" calcext:value-type="float">
            <text:p>4206</text:p>
          </table:table-cell>
          <table:table-cell office:value-type="float" office:value="-20927.11" calcext:value-type="float">
            <text:p>-20927.11</text:p>
          </table:table-cell>
          <table:table-cell office:value-type="float" office:value="-24870.85" calcext:value-type="float">
            <text:p>-24870.85</text:p>
          </table:table-cell>
          <table:table-cell office:value-type="float" office:value="-9933.54" calcext:value-type="float">
            <text:p>-9933.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191" calcext:value-type="float">
            <text:p>8191</text:p>
          </table:table-cell>
          <table:table-cell office:value-type="float" office:value="-16380" calcext:value-type="float">
            <text:p>-16380</text:p>
          </table:table-cell>
          <table:table-cell office:value-type="float" office:value="-18605.54" calcext:value-type="float">
            <text:p>-18605.54</text:p>
          </table:table-cell>
          <table:table-cell office:value-type="float" office:value="-4496.18" calcext:value-type="float">
            <text:p>-4496.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19" calcext:value-type="float">
            <text:p>14419</text:p>
          </table:table-cell>
          <table:table-cell office:value-type="float" office:value="-11141" calcext:value-type="float">
            <text:p>-11141</text:p>
          </table:table-cell>
          <table:table-cell office:value-type="float" office:value="-11216.42" calcext:value-type="float">
            <text:p>-11216.42</text:p>
          </table:table-cell>
          <table:table-cell office:value-type="float" office:value="1178.37" calcext:value-type="float">
            <text:p>1178.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240" calcext:value-type="float">
            <text:p>13240</text:p>
          </table:table-cell>
          <table:table-cell office:value-type="float" office:value="-6032.89" calcext:value-type="float">
            <text:p>-6032.89</text:p>
          </table:table-cell>
          <table:table-cell office:value-type="float" office:value="-3955.26" calcext:value-type="float">
            <text:p>-3955.26</text:p>
          </table:table-cell>
          <table:table-cell office:value-type="float" office:value="4796.86" calcext:value-type="float">
            <text:p>4796.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809" calcext:value-type="float">
            <text:p>11809</text:p>
          </table:table-cell>
          <table:table-cell office:value-type="float" office:value="-1083.89" calcext:value-type="float">
            <text:p>-1083.89</text:p>
          </table:table-cell>
          <table:table-cell office:value-type="float" office:value="2302.39" calcext:value-type="float">
            <text:p>2302.39</text:p>
          </table:table-cell>
          <table:table-cell office:value-type="float" office:value="6900.5" calcext:value-type="float">
            <text:p>6900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839" calcext:value-type="float">
            <text:p>8839</text:p>
          </table:table-cell>
          <table:table-cell office:value-type="float" office:value="3205.78" calcext:value-type="float">
            <text:p>3205.78</text:p>
          </table:table-cell>
          <table:table-cell office:value-type="float" office:value="7035.17" calcext:value-type="float">
            <text:p>7035.17</text:p>
          </table:table-cell>
          <table:table-cell office:value-type="float" office:value="7482.05" calcext:value-type="float">
            <text:p>7482.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72" calcext:value-type="float">
            <text:p>5072</text:p>
          </table:table-cell>
          <table:table-cell office:value-type="float" office:value="6024.56" calcext:value-type="float">
            <text:p>6024.56</text:p>
          </table:table-cell>
          <table:table-cell office:value-type="float" office:value="9943.45" calcext:value-type="float">
            <text:p>9943.45</text:p>
          </table:table-cell>
          <table:table-cell office:value-type="float" office:value="6759.04" calcext:value-type="float">
            <text:p>6759.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7" calcext:value-type="float">
            <text:p>317</text:p>
          </table:table-cell>
          <table:table-cell office:value-type="float" office:value="7163.89" calcext:value-type="float">
            <text:p>7163.89</text:p>
          </table:table-cell>
          <table:table-cell office:value-type="float" office:value="10897.87" calcext:value-type="float">
            <text:p>10897.87</text:p>
          </table:table-cell>
          <table:table-cell office:value-type="float" office:value="4826.43" calcext:value-type="float">
            <text:p>4826.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3473" calcext:value-type="float">
            <text:p>-3473</text:p>
          </table:table-cell>
          <table:table-cell office:value-type="float" office:value="6957.78" calcext:value-type="float">
            <text:p>6957.78</text:p>
          </table:table-cell>
          <table:table-cell office:value-type="float" office:value="10008.41" calcext:value-type="float">
            <text:p>10008.41</text:p>
          </table:table-cell>
          <table:table-cell office:value-type="float" office:value="2336.6" calcext:value-type="float">
            <text:p>2336.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0450" calcext:value-type="float">
            <text:p>-10450</text:p>
          </table:table-cell>
          <table:table-cell office:value-type="float" office:value="5329.33" calcext:value-type="float">
            <text:p>5329.33</text:p>
          </table:table-cell>
          <table:table-cell office:value-type="float" office:value="7599.64" calcext:value-type="float">
            <text:p>7599.64</text:p>
          </table:table-cell>
          <table:table-cell office:value-type="float" office:value="-1499.38" calcext:value-type="float">
            <text:p>-1499.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9933" calcext:value-type="float">
            <text:p>-19933</text:p>
          </table:table-cell>
          <table:table-cell office:value-type="float" office:value="2204.44" calcext:value-type="float">
            <text:p>2204.44</text:p>
          </table:table-cell>
          <table:table-cell office:value-type="float" office:value="4106.29" calcext:value-type="float">
            <text:p>4106.29</text:p>
          </table:table-cell>
          <table:table-cell office:value-type="float" office:value="-7029.47" calcext:value-type="float">
            <text:p>-7029.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29025" calcext:value-type="float">
            <text:p>-29025</text:p>
          </table:table-cell>
          <table:table-cell office:value-type="float" office:value="-2622.67" calcext:value-type="float">
            <text:p>-2622.67</text:p>
          </table:table-cell>
          <table:table-cell office:value-type="float" office:value="-378.35" calcext:value-type="float">
            <text:p>-378.35</text:p>
          </table:table-cell>
          <table:table-cell office:value-type="float" office:value="-13628.13" calcext:value-type="float">
            <text:p>-13628.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2732" calcext:value-type="float">
            <text:p>-32732</text:p>
          </table:table-cell>
          <table:table-cell office:value-type="float" office:value="-7730.67" calcext:value-type="float">
            <text:p>-7730.67</text:p>
          </table:table-cell>
          <table:table-cell office:value-type="float" office:value="-5852.25" calcext:value-type="float">
            <text:p>-5852.25</text:p>
          </table:table-cell>
          <table:table-cell office:value-type="float" office:value="-19359.29" calcext:value-type="float">
            <text:p>-19359.2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2732" calcext:value-type="float">
            <text:p>-32732</text:p>
          </table:table-cell>
          <table:table-cell office:value-type="float" office:value="-12679.67" calcext:value-type="float">
            <text:p>-12679.67</text:p>
          </table:table-cell>
          <table:table-cell office:value-type="float" office:value="-12235.85" calcext:value-type="float">
            <text:p>-12235.85</text:p>
          </table:table-cell>
          <table:table-cell office:value-type="float" office:value="-23371.1" calcext:value-type="float">
            <text:p>-23371.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2733" calcext:value-type="float">
            <text:p>-32733</text:p>
          </table:table-cell>
          <table:table-cell office:value-type="float" office:value="-17298.78" calcext:value-type="float">
            <text:p>-17298.78</text:p>
          </table:table-cell>
          <table:table-cell office:value-type="float" office:value="-18910.92" calcext:value-type="float">
            <text:p>-18910.92</text:p>
          </table:table-cell>
          <table:table-cell office:value-type="float" office:value="-26179.67" calcext:value-type="float">
            <text:p>-26179.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32732" calcext:value-type="float">
            <text:p>-32732</text:p>
          </table:table-cell>
          <table:table-cell office:value-type="float" office:value="-21499.22" calcext:value-type="float">
            <text:p>-21499.22</text:p>
          </table:table-cell>
          <table:table-cell office:value-type="float" office:value="-24819.31" calcext:value-type="float">
            <text:p>-24819.31</text:p>
          </table:table-cell>
          <table:table-cell office:value-type="float" office:value="-28145.37" calcext:value-type="float">
            <text:p>-28145.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32733" calcext:value-type="float">
            <text:p>-32733</text:p>
          </table:table-cell>
          <table:table-cell office:value-type="float" office:value="-25171.45" calcext:value-type="float">
            <text:p>-25171.45</text:p>
          </table:table-cell>
          <table:table-cell office:value-type="float" office:value="-29043.52" calcext:value-type="float">
            <text:p>-29043.52</text:p>
          </table:table-cell>
          <table:table-cell office:value-type="float" office:value="-29521.66" calcext:value-type="float">
            <text:p>-29521.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32732" calcext:value-type="float">
            <text:p>-32732</text:p>
          </table:table-cell>
          <table:table-cell office:value-type="float" office:value="-28422.45" calcext:value-type="float">
            <text:p>-28422.45</text:p>
          </table:table-cell>
          <table:table-cell office:value-type="float" office:value="-31403.93" calcext:value-type="float">
            <text:p>-31403.93</text:p>
          </table:table-cell>
          <table:table-cell office:value-type="float" office:value="-30484.76" calcext:value-type="float">
            <text:p>-30484.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32385" calcext:value-type="float">
            <text:p>-32385</text:p>
          </table:table-cell>
          <table:table-cell office:value-type="float" office:value="-30859.67" calcext:value-type="float">
            <text:p>-30859.67</text:p>
          </table:table-cell>
          <table:table-cell office:value-type="float" office:value="-32380.32" calcext:value-type="float">
            <text:p>-32380.32</text:p>
          </table:table-cell>
          <table:table-cell office:value-type="float" office:value="-31054.83" calcext:value-type="float">
            <text:p>-31054.8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21825" calcext:value-type="float">
            <text:p>-21825</text:p>
          </table:table-cell>
          <table:table-cell office:value-type="float" office:value="-31069.89" calcext:value-type="float">
            <text:p>-31069.89</text:p>
          </table:table-cell>
          <table:table-cell office:value-type="float" office:value="-32506.73" calcext:value-type="float">
            <text:p>-32506.73</text:p>
          </table:table-cell>
          <table:table-cell office:value-type="float" office:value="-28285.88" calcext:value-type="float">
            <text:p>-28285.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0901" calcext:value-type="float">
            <text:p>-10901</text:p>
          </table:table-cell>
          <table:table-cell office:value-type="float" office:value="-29056.11" calcext:value-type="float">
            <text:p>-29056.11</text:p>
          </table:table-cell>
          <table:table-cell office:value-type="float" office:value="-31897.46" calcext:value-type="float">
            <text:p>-31897.46</text:p>
          </table:table-cell>
          <table:table-cell office:value-type="float" office:value="-23070.42" calcext:value-type="float">
            <text:p>-23070.4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48" calcext:value-type="float">
            <text:p>1548</text:p>
          </table:table-cell>
          <table:table-cell office:value-type="float" office:value="-25247.22" calcext:value-type="float">
            <text:p>-25247.22</text:p>
          </table:table-cell>
          <table:table-cell office:value-type="float" office:value="-29898.95" calcext:value-type="float">
            <text:p>-29898.95</text:p>
          </table:table-cell>
          <table:table-cell office:value-type="float" office:value="-15684.89" calcext:value-type="float">
            <text:p>-15684.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700" calcext:value-type="float">
            <text:p>10700</text:p>
          </table:table-cell>
          <table:table-cell office:value-type="float" office:value="-20421.45" calcext:value-type="float">
            <text:p>-20421.45</text:p>
          </table:table-cell>
          <table:table-cell office:value-type="float" office:value="-25686.48" calcext:value-type="float">
            <text:p>-25686.48</text:p>
          </table:table-cell>
          <table:table-cell office:value-type="float" office:value="-7769.42" calcext:value-type="float">
            <text:p>-7769.4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943" calcext:value-type="float">
            <text:p>16943</text:p>
          </table:table-cell>
          <table:table-cell office:value-type="float" office:value="-14901.89" calcext:value-type="float">
            <text:p>-14901.89</text:p>
          </table:table-cell>
          <table:table-cell office:value-type="float" office:value="-18902.69" calcext:value-type="float">
            <text:p>-18902.69</text:p>
          </table:table-cell>
          <table:table-cell office:value-type="float" office:value="-355.7" calcext:value-type="float">
            <text:p>-355.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168" calcext:value-type="float">
            <text:p>20168</text:p>
          </table:table-cell>
          <table:table-cell office:value-type="float" office:value="-9024.11" calcext:value-type="float">
            <text:p>-9024.11</text:p>
          </table:table-cell>
          <table:table-cell office:value-type="float" office:value="-10181.14" calcext:value-type="float">
            <text:p>-10181.14</text:p>
          </table:table-cell>
          <table:table-cell office:value-type="float" office:value="5801.41" calcext:value-type="float">
            <text:p>5801.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643" calcext:value-type="float">
            <text:p>17643</text:p>
          </table:table-cell>
          <table:table-cell office:value-type="float" office:value="-3426.78" calcext:value-type="float">
            <text:p>-3426.78</text:p>
          </table:table-cell>
          <table:table-cell office:value-type="float" office:value="-1012.7" calcext:value-type="float">
            <text:p>-1012.7</text:p>
          </table:table-cell>
          <table:table-cell office:value-type="float" office:value="9353.89" calcext:value-type="float">
            <text:p>9353.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148" calcext:value-type="float">
            <text:p>17148</text:p>
          </table:table-cell>
          <table:table-cell office:value-type="float" office:value="2115.44" calcext:value-type="float">
            <text:p>2115.44</text:p>
          </table:table-cell>
          <table:table-cell office:value-type="float" office:value="7001.92" calcext:value-type="float">
            <text:p>7001.92</text:p>
          </table:table-cell>
          <table:table-cell office:value-type="float" office:value="11692.12" calcext:value-type="float">
            <text:p>11692.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264" calcext:value-type="float">
            <text:p>12264</text:p>
          </table:table-cell>
          <table:table-cell office:value-type="float" office:value="7076.44" calcext:value-type="float">
            <text:p>7076.44</text:p>
          </table:table-cell>
          <table:table-cell office:value-type="float" office:value="12726.53" calcext:value-type="float">
            <text:p>12726.53</text:p>
          </table:table-cell>
          <table:table-cell office:value-type="float" office:value="11863.69" calcext:value-type="float">
            <text:p>11863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891" calcext:value-type="float">
            <text:p>9891</text:p>
          </table:table-cell>
          <table:table-cell office:value-type="float" office:value="10600.44" calcext:value-type="float">
            <text:p>10600.44</text:p>
          </table:table-cell>
          <table:table-cell office:value-type="float" office:value="15742.78" calcext:value-type="float">
            <text:p>15742.78</text:p>
          </table:table-cell>
          <table:table-cell office:value-type="float" office:value="11271.88" calcext:value-type="float">
            <text:p>11271.8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904" calcext:value-type="float">
            <text:p>7904</text:p>
          </table:table-cell>
          <table:table-cell office:value-type="float" office:value="12689.89" calcext:value-type="float">
            <text:p>12689.89</text:p>
          </table:table-cell>
          <table:table-cell office:value-type="float" office:value="16306.26" calcext:value-type="float">
            <text:p>16306.26</text:p>
          </table:table-cell>
          <table:table-cell office:value-type="float" office:value="10261.52" calcext:value-type="float">
            <text:p>10261.5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60" calcext:value-type="float">
            <text:p>1160</text:p>
          </table:table-cell>
          <table:table-cell office:value-type="float" office:value="12646.78" calcext:value-type="float">
            <text:p>12646.78</text:p>
          </table:table-cell>
          <table:table-cell office:value-type="float" office:value="15012.05" calcext:value-type="float">
            <text:p>15012.05</text:p>
          </table:table-cell>
          <table:table-cell office:value-type="float" office:value="7531.06" calcext:value-type="float">
            <text:p>7531.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7299" calcext:value-type="float">
            <text:p>-7299</text:p>
          </table:table-cell>
          <table:table-cell office:value-type="float" office:value="10646.89" calcext:value-type="float">
            <text:p>10646.89</text:p>
          </table:table-cell>
          <table:table-cell office:value-type="float" office:value="12540.15" calcext:value-type="float">
            <text:p>12540.15</text:p>
          </table:table-cell>
          <table:table-cell office:value-type="float" office:value="3082.04" calcext:value-type="float">
            <text:p>3082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9:20:28.430194386</meta:creation-date>
    <dc:date>2018-05-09T19:57:26.420193738</dc:date>
    <meta:editing-duration>PT6M27S</meta:editing-duration>
    <meta:editing-cycles>1</meta:editing-cycles>
    <meta:document-statistic meta:table-count="1" meta:cell-count="50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249cm" svg:y="0.316cm" chart:style-name="ch2">
          <text:p>Acceleration in Z</text:p>
        </chart:title>
        <chart:legend chart:legend-position="end" svg:x="13.913cm" svg:y="3.457cm" style:legend-expansion="high" chart:style-name="ch3"/>
        <chart:plot-area chart:style-name="ch4" table:cell-range-address="Sheet1.A1:Sheet1.E101" chart:data-source-has-labels="both" svg:x="1.33cm" svg:y="1.275cm" svg:width="12.264cm" svg:height="6.57cm">
          <chartooo:coordinate-region svg:x="2.613cm" svg:y="1.474cm" svg:width="10.981cm" svg:height="6.172cm"/>
          <chart:axis chart:dimension="x" chart:name="primary-x" chart:style-name="ch5" chartooo:axis-type="auto">
            <chartooo:date-scale/>
            <chart:title svg:x="6.717cm" svg:y="8.025cm" chart:style-name="ch6">
              <text:p>Sample #</text:p>
            </chart:title>
            <chart:categories table:cell-range-address="Sheet1.A2:Sheet1.A101"/>
          </chart:axis>
          <chart:axis chart:dimension="y" chart:name="primary-y" chart:style-name="ch5">
            <chart:title svg:x="0.451cm" svg:y="6.033cm" chart:style-name="ch7">
              <text:p>Acceleration Output</text:p>
            </chart:title>
            <chart:grid chart:style-name="ch8" chart:class="major"/>
          </chart:axis>
          <chart:series chart:style-name="ch9" chart:values-cell-range-address="Sheet1.B2:Sheet1.B101" chart:label-cell-address="Sheet1.B1:Sheet1.B1" chart:class="chart:line">
            <chart:data-point chart:repeated="100"/>
          </chart:series>
          <chart:series chart:style-name="ch10" chart:values-cell-range-address="Sheet1.C2:Sheet1.C101" chart:label-cell-address="Sheet1.C1:Sheet1.C1" chart:class="chart:line">
            <chart:data-point chart:repeated="100"/>
          </chart:series>
          <chart:series chart:style-name="ch11" chart:values-cell-range-address="Sheet1.D2:Sheet1.D101" chart:label-cell-address="Sheet1.D1:Sheet1.D1" chart:class="chart:line">
            <chart:data-point chart:repeated="100"/>
          </chart:series>
          <chart:series chart:style-name="ch12" chart:values-cell-range-address="Sheet1.E2:Sheet1.E101" chart:label-cell-address="Sheet1.E1:Sheet1.E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w</text:p>
                <draw:g>
                  <svg:desc>Sheet1.B1:Sheet1.B1</svg:desc>
                </draw:g>
              </table:table-cell>
              <table:table-cell office:value-type="string">
                <text:p>MAF</text:p>
                <draw:g>
                  <svg:desc>Sheet1.C1:Sheet1.C1</svg:desc>
                </draw:g>
              </table:table-cell>
              <table:table-cell office:value-type="string">
                <text:p>FIR</text:p>
                <draw:g>
                  <svg:desc>Sheet1.D1:Sheet1.D1</svg:desc>
                </draw:g>
              </table:table-cell>
              <table:table-cell office:value-type="string">
                <text:p>IIR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01</svg:desc>
                </draw:g>
              </table:table-cell>
              <table:table-cell office:value-type="float" office:value="-16212">
                <text:p>-16212</text:p>
                <draw:g>
                  <svg:desc>Sheet1.B2:Sheet1.B101</svg:desc>
                </draw:g>
              </table:table-cell>
              <table:table-cell office:value-type="float" office:value="-1801.33">
                <text:p>-1801.33</text:p>
                <draw:g>
                  <svg:desc>Sheet1.C2:Sheet1.C101</svg:desc>
                </draw:g>
              </table:table-cell>
              <table:table-cell office:value-type="float" office:value="-233.45">
                <text:p>-233.45</text:p>
                <draw:g>
                  <svg:desc>Sheet1.D2:Sheet1.D101</svg:desc>
                </draw:g>
              </table:table-cell>
              <table:table-cell office:value-type="float" office:value="-14937.67">
                <text:p>-14937.67</text:p>
                <draw:g>
                  <svg:desc>Sheet1.E2:Sheet1.E1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6308">
                <text:p>-16308</text:p>
              </table:table-cell>
              <table:table-cell office:value-type="float" office:value="-3613.33">
                <text:p>-3613.33</text:p>
              </table:table-cell>
              <table:table-cell office:value-type="float" office:value="-946.54">
                <text:p>-946.54</text:p>
              </table:table-cell>
              <table:table-cell office:value-type="float" office:value="-15348.77">
                <text:p>-15348.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6098">
                <text:p>-16098</text:p>
              </table:table-cell>
              <table:table-cell office:value-type="float" office:value="-5402">
                <text:p>-5402</text:p>
              </table:table-cell>
              <table:table-cell office:value-type="float" office:value="-2896.41">
                <text:p>-2896.41</text:p>
              </table:table-cell>
              <table:table-cell office:value-type="float" office:value="-15573.54">
                <text:p>-15573.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5888">
                <text:p>-15888</text:p>
              </table:table-cell>
              <table:table-cell office:value-type="float" office:value="-7167.33">
                <text:p>-7167.33</text:p>
              </table:table-cell>
              <table:table-cell office:value-type="float" office:value="-6178.64">
                <text:p>-6178.64</text:p>
              </table:table-cell>
              <table:table-cell office:value-type="float" office:value="-15667.88">
                <text:p>-15667.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5997">
                <text:p>-15997</text:p>
              </table:table-cell>
              <table:table-cell office:value-type="float" office:value="-8944.78">
                <text:p>-8944.78</text:p>
              </table:table-cell>
              <table:table-cell office:value-type="float" office:value="-10023.65">
                <text:p>-10023.65</text:p>
              </table:table-cell>
              <table:table-cell office:value-type="float" office:value="-15766.61">
                <text:p>-15766.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5724">
                <text:p>-15724</text:p>
              </table:table-cell>
              <table:table-cell office:value-type="float" office:value="-10691.89">
                <text:p>-10691.89</text:p>
              </table:table-cell>
              <table:table-cell office:value-type="float" office:value="-13262.51">
                <text:p>-13262.51</text:p>
              </table:table-cell>
              <table:table-cell office:value-type="float" office:value="-15753.83">
                <text:p>-15753.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5824">
                <text:p>-15824</text:p>
              </table:table-cell>
              <table:table-cell office:value-type="float" office:value="-12450.11">
                <text:p>-12450.11</text:p>
              </table:table-cell>
              <table:table-cell office:value-type="float" office:value="-15140.69">
                <text:p>-15140.69</text:p>
              </table:table-cell>
              <table:table-cell office:value-type="float" office:value="-15774.88">
                <text:p>-15774.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5965">
                <text:p>-15965</text:p>
              </table:table-cell>
              <table:table-cell office:value-type="float" office:value="-14224">
                <text:p>-14224</text:p>
              </table:table-cell>
              <table:table-cell office:value-type="float" office:value="-15767.1">
                <text:p>-15767.1</text:p>
              </table:table-cell>
              <table:table-cell office:value-type="float" office:value="-15831.92">
                <text:p>-15831.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6209">
                <text:p>-16209</text:p>
              </table:table-cell>
              <table:table-cell office:value-type="float" office:value="-16025">
                <text:p>-16025</text:p>
              </table:table-cell>
              <table:table-cell office:value-type="float" office:value="-15929.39">
                <text:p>-15929.39</text:p>
              </table:table-cell>
              <table:table-cell office:value-type="float" office:value="-15945.04">
                <text:p>-15945.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6631">
                <text:p>-16631</text:p>
              </table:table-cell>
              <table:table-cell office:value-type="float" office:value="-16071.56">
                <text:p>-16071.56</text:p>
              </table:table-cell>
              <table:table-cell office:value-type="float" office:value="-15907.4">
                <text:p>-15907.4</text:p>
              </table:table-cell>
              <table:table-cell office:value-type="float" office:value="-16150.83">
                <text:p>-16150.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7316">
                <text:p>-17316</text:p>
              </table:table-cell>
              <table:table-cell office:value-type="float" office:value="-16183.56">
                <text:p>-16183.56</text:p>
              </table:table-cell>
              <table:table-cell office:value-type="float" office:value="-15963.04">
                <text:p>-15963.04</text:p>
              </table:table-cell>
              <table:table-cell office:value-type="float" office:value="-16500.38">
                <text:p>-16500.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8589">
                <text:p>-18589</text:p>
              </table:table-cell>
              <table:table-cell office:value-type="float" office:value="-16460.33">
                <text:p>-16460.33</text:p>
              </table:table-cell>
              <table:table-cell office:value-type="float" office:value="-16134.33">
                <text:p>-16134.33</text:p>
              </table:table-cell>
              <table:table-cell office:value-type="float" office:value="-17126.96">
                <text:p>-17126.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20400">
                <text:p>-20400</text:p>
              </table:table-cell>
              <table:table-cell office:value-type="float" office:value="-16961.67">
                <text:p>-16961.67</text:p>
              </table:table-cell>
              <table:table-cell office:value-type="float" office:value="-16472.32">
                <text:p>-16472.32</text:p>
              </table:table-cell>
              <table:table-cell office:value-type="float" office:value="-18108.87">
                <text:p>-18108.8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23432">
                <text:p>-23432</text:p>
              </table:table-cell>
              <table:table-cell office:value-type="float" office:value="-17787.78">
                <text:p>-17787.78</text:p>
              </table:table-cell>
              <table:table-cell office:value-type="float" office:value="-17054.46">
                <text:p>-17054.46</text:p>
              </table:table-cell>
              <table:table-cell office:value-type="float" office:value="-19705.81">
                <text:p>-19705.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26621">
                <text:p>-26621</text:p>
              </table:table-cell>
              <table:table-cell office:value-type="float" office:value="-18998.55">
                <text:p>-18998.55</text:p>
              </table:table-cell>
              <table:table-cell office:value-type="float" office:value="-17994.39">
                <text:p>-17994.39</text:p>
              </table:table-cell>
              <table:table-cell office:value-type="float" office:value="-21780.37">
                <text:p>-21780.3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29320">
                <text:p>-29320</text:p>
              </table:table-cell>
              <table:table-cell office:value-type="float" office:value="-20498.11">
                <text:p>-20498.11</text:p>
              </table:table-cell>
              <table:table-cell office:value-type="float" office:value="-19409.59">
                <text:p>-19409.59</text:p>
              </table:table-cell>
              <table:table-cell office:value-type="float" office:value="-24042.26">
                <text:p>-24042.2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31317">
                <text:p>-31317</text:p>
              </table:table-cell>
              <table:table-cell office:value-type="float" office:value="-22203.89">
                <text:p>-22203.89</text:p>
              </table:table-cell>
              <table:table-cell office:value-type="float" office:value="-21347.3">
                <text:p>-21347.3</text:p>
              </table:table-cell>
              <table:table-cell office:value-type="float" office:value="-26224.68">
                <text:p>-26224.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32732">
                <text:p>-32732</text:p>
              </table:table-cell>
              <table:table-cell office:value-type="float" office:value="-24039.78">
                <text:p>-24039.78</text:p>
              </table:table-cell>
              <table:table-cell office:value-type="float" office:value="-23703.04">
                <text:p>-23703.04</text:p>
              </table:table-cell>
              <table:table-cell office:value-type="float" office:value="-28176.87">
                <text:p>-28176.8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32733">
                <text:p>-32733</text:p>
              </table:table-cell>
              <table:table-cell office:value-type="float" office:value="-25828.89">
                <text:p>-25828.89</text:p>
              </table:table-cell>
              <table:table-cell office:value-type="float" office:value="-26208.16">
                <text:p>-26208.16</text:p>
              </table:table-cell>
              <table:table-cell office:value-type="float" office:value="-29543.71">
                <text:p>-29543.7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32732">
                <text:p>-32732</text:p>
              </table:table-cell>
              <table:table-cell office:value-type="float" office:value="-27541.78">
                <text:p>-27541.78</text:p>
              </table:table-cell>
              <table:table-cell office:value-type="float" office:value="-28533.08">
                <text:p>-28533.08</text:p>
              </table:table-cell>
              <table:table-cell office:value-type="float" office:value="-30500.2">
                <text:p>-30500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0649">
                <text:p>-30649</text:p>
              </table:table-cell>
              <table:table-cell office:value-type="float" office:value="-28881.78">
                <text:p>-28881.78</text:p>
              </table:table-cell>
              <table:table-cell office:value-type="float" office:value="-30354.03">
                <text:p>-30354.03</text:p>
              </table:table-cell>
              <table:table-cell office:value-type="float" office:value="-30544.84">
                <text:p>-30544.8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26881">
                <text:p>-26881</text:p>
              </table:table-cell>
              <table:table-cell office:value-type="float" office:value="-29601.89">
                <text:p>-29601.89</text:p>
              </table:table-cell>
              <table:table-cell office:value-type="float" office:value="-31457.65">
                <text:p>-31457.65</text:p>
              </table:table-cell>
              <table:table-cell office:value-type="float" office:value="-29445.69">
                <text:p>-29445.6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21193">
                <text:p>-21193</text:p>
              </table:table-cell>
              <table:table-cell office:value-type="float" office:value="-29353.11">
                <text:p>-29353.11</text:p>
              </table:table-cell>
              <table:table-cell office:value-type="float" office:value="-31650.97">
                <text:p>-31650.97</text:p>
              </table:table-cell>
              <table:table-cell office:value-type="float" office:value="-26969.88">
                <text:p>-26969.8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13689">
                <text:p>-13689</text:p>
              </table:table-cell>
              <table:table-cell office:value-type="float" office:value="-27916.22">
                <text:p>-27916.22</text:p>
              </table:table-cell>
              <table:table-cell office:value-type="float" office:value="-30715.07">
                <text:p>-30715.07</text:p>
              </table:table-cell>
              <table:table-cell office:value-type="float" office:value="-22985.62">
                <text:p>-22985.6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4067">
                <text:p>-4067</text:p>
              </table:table-cell>
              <table:table-cell office:value-type="float" office:value="-25110.33">
                <text:p>-25110.33</text:p>
              </table:table-cell>
              <table:table-cell office:value-type="float" office:value="-28395.41">
                <text:p>-28395.41</text:p>
              </table:table-cell>
              <table:table-cell office:value-type="float" office:value="-17310.03">
                <text:p>-17310.0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131">
                <text:p>4131</text:p>
              </table:table-cell>
              <table:table-cell office:value-type="float" office:value="-21171.67">
                <text:p>-21171.67</text:p>
              </table:table-cell>
              <table:table-cell office:value-type="float" office:value="-24502.86">
                <text:p>-24502.86</text:p>
              </table:table-cell>
              <table:table-cell office:value-type="float" office:value="-10877.72">
                <text:p>-10877.7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380">
                <text:p>11380</text:p>
              </table:table-cell>
              <table:table-cell office:value-type="float" office:value="-16270.33">
                <text:p>-16270.33</text:p>
              </table:table-cell>
              <table:table-cell office:value-type="float" office:value="-18995.29">
                <text:p>-18995.29</text:p>
              </table:table-cell>
              <table:table-cell office:value-type="float" office:value="-4200.41">
                <text:p>-4200.4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2599">
                <text:p>12599</text:p>
              </table:table-cell>
              <table:table-cell office:value-type="float" office:value="-11233.44">
                <text:p>-11233.44</text:p>
              </table:table-cell>
              <table:table-cell office:value-type="float" office:value="-12243.51">
                <text:p>-12243.51</text:p>
              </table:table-cell>
              <table:table-cell office:value-type="float" office:value="839.42">
                <text:p>839.4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2867">
                <text:p>12867</text:p>
              </table:table-cell>
              <table:table-cell office:value-type="float" office:value="-6166.89">
                <text:p>-6166.89</text:p>
              </table:table-cell>
              <table:table-cell office:value-type="float" office:value="-4966">
                <text:p>-4966</text:p>
              </table:table-cell>
              <table:table-cell office:value-type="float" office:value="4447.69">
                <text:p>4447.6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2238">
                <text:p>12238</text:p>
              </table:table-cell>
              <table:table-cell office:value-type="float" office:value="-1401.67">
                <text:p>-1401.67</text:p>
              </table:table-cell>
              <table:table-cell office:value-type="float" office:value="1756.67">
                <text:p>1756.67</text:p>
              </table:table-cell>
              <table:table-cell office:value-type="float" office:value="6784.78">
                <text:p>6784.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039">
                <text:p>11039</text:p>
              </table:table-cell>
              <table:table-cell office:value-type="float" office:value="2811.67">
                <text:p>2811.67</text:p>
              </table:table-cell>
              <table:table-cell office:value-type="float" office:value="6944.11">
                <text:p>6944.11</text:p>
              </table:table-cell>
              <table:table-cell office:value-type="float" office:value="8061.05">
                <text:p>8061.0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500">
                <text:p>8500</text:p>
              </table:table-cell>
              <table:table-cell office:value-type="float" office:value="6110.89">
                <text:p>6110.89</text:p>
              </table:table-cell>
              <table:table-cell office:value-type="float" office:value="10107.48">
                <text:p>10107.48</text:p>
              </table:table-cell>
              <table:table-cell office:value-type="float" office:value="8192.73">
                <text:p>8192.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347">
                <text:p>2347</text:p>
              </table:table-cell>
              <table:table-cell office:value-type="float" office:value="7892.67">
                <text:p>7892.67</text:p>
              </table:table-cell>
              <table:table-cell office:value-type="float" office:value="11316.34">
                <text:p>11316.34</text:p>
              </table:table-cell>
              <table:table-cell office:value-type="float" office:value="6439.01">
                <text:p>6439.0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6523">
                <text:p>-6523</text:p>
              </table:table-cell>
              <table:table-cell office:value-type="float" office:value="7619.78">
                <text:p>7619.78</text:p>
              </table:table-cell>
              <table:table-cell office:value-type="float" office:value="10857.88">
                <text:p>10857.88</text:p>
              </table:table-cell>
              <table:table-cell office:value-type="float" office:value="2550.41">
                <text:p>2550.4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17680">
                <text:p>-17680</text:p>
              </table:table-cell>
              <table:table-cell office:value-type="float" office:value="5196.33">
                <text:p>5196.33</text:p>
              </table:table-cell>
              <table:table-cell office:value-type="float" office:value="8831.47">
                <text:p>8831.47</text:p>
              </table:table-cell>
              <table:table-cell office:value-type="float" office:value="-3518.71">
                <text:p>-3518.7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27141">
                <text:p>-27141</text:p>
              </table:table-cell>
              <table:table-cell office:value-type="float" office:value="916.22">
                <text:p>916.22</text:p>
              </table:table-cell>
              <table:table-cell office:value-type="float" office:value="4999.91">
                <text:p>4999.91</text:p>
              </table:table-cell>
              <table:table-cell office:value-type="float" office:value="-10605.4">
                <text:p>-10605.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32706">
                <text:p>-32706</text:p>
              </table:table-cell>
              <table:table-cell office:value-type="float" office:value="-4117.67">
                <text:p>-4117.67</text:p>
              </table:table-cell>
              <table:table-cell office:value-type="float" office:value="-779.24">
                <text:p>-779.24</text:p>
              </table:table-cell>
              <table:table-cell office:value-type="float" office:value="-17235.58">
                <text:p>-17235.5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32732">
                <text:p>-32732</text:p>
              </table:table-cell>
              <table:table-cell office:value-type="float" office:value="-9184.22">
                <text:p>-9184.22</text:p>
              </table:table-cell>
              <table:table-cell office:value-type="float" office:value="-8144.35">
                <text:p>-8144.35</text:p>
              </table:table-cell>
              <table:table-cell office:value-type="float" office:value="-21884.51">
                <text:p>-21884.5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32732">
                <text:p>-32732</text:p>
              </table:table-cell>
              <table:table-cell office:value-type="float" office:value="-14180.89">
                <text:p>-14180.89</text:p>
              </table:table-cell>
              <table:table-cell office:value-type="float" office:value="-16050.12">
                <text:p>-16050.12</text:p>
              </table:table-cell>
              <table:table-cell office:value-type="float" office:value="-25138.76">
                <text:p>-25138.7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32733">
                <text:p>-32733</text:p>
              </table:table-cell>
              <table:table-cell office:value-type="float" office:value="-19044.45">
                <text:p>-19044.45</text:p>
              </table:table-cell>
              <table:table-cell office:value-type="float" office:value="-23064.03">
                <text:p>-23064.03</text:p>
              </table:table-cell>
              <table:table-cell office:value-type="float" office:value="-27417.03">
                <text:p>-27417.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32733">
                <text:p>-32733</text:p>
              </table:table-cell>
              <table:table-cell office:value-type="float" office:value="-23625.89">
                <text:p>-23625.89</text:p>
              </table:table-cell>
              <table:table-cell office:value-type="float" office:value="-28128.73">
                <text:p>-28128.73</text:p>
              </table:table-cell>
              <table:table-cell office:value-type="float" office:value="-29011.82">
                <text:p>-29011.8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32733">
                <text:p>-32733</text:p>
              </table:table-cell>
              <table:table-cell office:value-type="float" office:value="-27523.67">
                <text:p>-27523.67</text:p>
              </table:table-cell>
              <table:table-cell office:value-type="float" office:value="-31016.68">
                <text:p>-31016.68</text:p>
              </table:table-cell>
              <table:table-cell office:value-type="float" office:value="-30128.17">
                <text:p>-30128.1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32733">
                <text:p>-32733</text:p>
              </table:table-cell>
              <table:table-cell office:value-type="float" office:value="-30435.89">
                <text:p>-30435.89</text:p>
              </table:table-cell>
              <table:table-cell office:value-type="float" office:value="-32267.06">
                <text:p>-32267.06</text:p>
              </table:table-cell>
              <table:table-cell office:value-type="float" office:value="-30909.62">
                <text:p>-30909.6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32733">
                <text:p>-32733</text:p>
              </table:table-cell>
              <table:table-cell office:value-type="float" office:value="-32108.45">
                <text:p>-32108.45</text:p>
              </table:table-cell>
              <table:table-cell office:value-type="float" office:value="-32650.97">
                <text:p>-32650.97</text:p>
              </table:table-cell>
              <table:table-cell office:value-type="float" office:value="-31456.63">
                <text:p>-31456.6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28424">
                <text:p>-28424</text:p>
              </table:table-cell>
              <table:table-cell office:value-type="float" office:value="-32251">
                <text:p>-32251</text:p>
              </table:table-cell>
              <table:table-cell office:value-type="float" office:value="-32670.4">
                <text:p>-32670.4</text:p>
              </table:table-cell>
              <table:table-cell office:value-type="float" office:value="-30546.84">
                <text:p>-30546.8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14809">
                <text:p>-14809</text:p>
              </table:table-cell>
              <table:table-cell office:value-type="float" office:value="-30262.45">
                <text:p>-30262.45</text:p>
              </table:table-cell>
              <table:table-cell office:value-type="float" office:value="-32285.67">
                <text:p>-32285.67</text:p>
              </table:table-cell>
              <table:table-cell office:value-type="float" office:value="-25825.49">
                <text:p>-25825.4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1294">
                <text:p>-1294</text:p>
              </table:table-cell>
              <table:table-cell office:value-type="float" office:value="-26769.33">
                <text:p>-26769.33</text:p>
              </table:table-cell>
              <table:table-cell office:value-type="float" office:value="-30975.46">
                <text:p>-30975.46</text:p>
              </table:table-cell>
              <table:table-cell office:value-type="float" office:value="-18466.04">
                <text:p>-18466.0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0371">
                <text:p>10371</text:p>
              </table:table-cell>
              <table:table-cell office:value-type="float" office:value="-21980.11">
                <text:p>-21980.11</text:p>
              </table:table-cell>
              <table:table-cell office:value-type="float" office:value="-27705.09">
                <text:p>-27705.09</text:p>
              </table:table-cell>
              <table:table-cell office:value-type="float" office:value="-9814.93">
                <text:p>-9814.9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8097">
                <text:p>18097</text:p>
              </table:table-cell>
              <table:table-cell office:value-type="float" office:value="-16332.33">
                <text:p>-16332.33</text:p>
              </table:table-cell>
              <table:table-cell office:value-type="float" office:value="-21674.66">
                <text:p>-21674.66</text:p>
              </table:table-cell>
              <table:table-cell office:value-type="float" office:value="-1441.35">
                <text:p>-1441.3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0852">
                <text:p>20852</text:p>
              </table:table-cell>
              <table:table-cell office:value-type="float" office:value="-10378.44">
                <text:p>-10378.44</text:p>
              </table:table-cell>
              <table:table-cell office:value-type="float" office:value="-13043.96">
                <text:p>-13043.96</text:p>
              </table:table-cell>
              <table:table-cell office:value-type="float" office:value="5246.65">
                <text:p>5246.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883">
                <text:p>19883</text:p>
              </table:table-cell>
              <table:table-cell office:value-type="float" office:value="-4532.22">
                <text:p>-4532.22</text:p>
              </table:table-cell>
              <table:table-cell office:value-type="float" office:value="-3154.59">
                <text:p>-3154.59</text:p>
              </table:table-cell>
              <table:table-cell office:value-type="float" office:value="9637.56">
                <text:p>9637.5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6583">
                <text:p>16583</text:p>
              </table:table-cell>
              <table:table-cell office:value-type="float" office:value="947.33">
                <text:p>947.33</text:p>
              </table:table-cell>
              <table:table-cell office:value-type="float" office:value="5989.76">
                <text:p>5989.76</text:p>
              </table:table-cell>
              <table:table-cell office:value-type="float" office:value="11721.19">
                <text:p>11721.1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800">
                <text:p>11800</text:p>
              </table:table-cell>
              <table:table-cell office:value-type="float" office:value="5895.44">
                <text:p>5895.44</text:p>
              </table:table-cell>
              <table:table-cell office:value-type="float" office:value="12702.63">
                <text:p>12702.63</text:p>
              </table:table-cell>
              <table:table-cell office:value-type="float" office:value="11744.83">
                <text:p>11744.8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787">
                <text:p>3787</text:p>
              </table:table-cell>
              <table:table-cell office:value-type="float" office:value="9474.44">
                <text:p>9474.44</text:p>
              </table:table-cell>
              <table:table-cell office:value-type="float" office:value="16196.09">
                <text:p>16196.09</text:p>
              </table:table-cell>
              <table:table-cell office:value-type="float" office:value="9357.48">
                <text:p>9357.4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5691">
                <text:p>-5691</text:p>
              </table:table-cell>
              <table:table-cell office:value-type="float" office:value="10487.56">
                <text:p>10487.56</text:p>
              </table:table-cell>
              <table:table-cell office:value-type="float" office:value="16427.31">
                <text:p>16427.31</text:p>
              </table:table-cell>
              <table:table-cell office:value-type="float" office:value="4842.94">
                <text:p>4842.9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15321">
                <text:p>-15321</text:p>
              </table:table-cell>
              <table:table-cell office:value-type="float" office:value="8929">
                <text:p>8929</text:p>
              </table:table-cell>
              <table:table-cell office:value-type="float" office:value="13797.51">
                <text:p>13797.51</text:p>
              </table:table-cell>
              <table:table-cell office:value-type="float" office:value="-1206.24">
                <text:p>-1206.2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24651">
                <text:p>-24651</text:p>
              </table:table-cell>
              <table:table-cell office:value-type="float" office:value="5037.67">
                <text:p>5037.67</text:p>
              </table:table-cell>
              <table:table-cell office:value-type="float" office:value="8787.64">
                <text:p>8787.64</text:p>
              </table:table-cell>
              <table:table-cell office:value-type="float" office:value="-8239.67">
                <text:p>-8239.6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32690">
                <text:p>-32690</text:p>
              </table:table-cell>
              <table:table-cell office:value-type="float" office:value="-605.33">
                <text:p>-605.33</text:p>
              </table:table-cell>
              <table:table-cell office:value-type="float" office:value="1910.29">
                <text:p>1910.29</text:p>
              </table:table-cell>
              <table:table-cell office:value-type="float" office:value="-15574.77">
                <text:p>-15574.7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32733">
                <text:p>-32733</text:p>
              </table:table-cell>
              <table:table-cell office:value-type="float" office:value="-6559.22">
                <text:p>-6559.22</text:p>
              </table:table-cell>
              <table:table-cell office:value-type="float" office:value="-6126.92">
                <text:p>-6126.92</text:p>
              </table:table-cell>
              <table:table-cell office:value-type="float" office:value="-20722.24">
                <text:p>-20722.2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32732">
                <text:p>-32732</text:p>
              </table:table-cell>
              <table:table-cell office:value-type="float" office:value="-12405.33">
                <text:p>-12405.33</text:p>
              </table:table-cell>
              <table:table-cell office:value-type="float" office:value="-14416.3">
                <text:p>-14416.3</text:p>
              </table:table-cell>
              <table:table-cell office:value-type="float" office:value="-24325.17">
                <text:p>-24325.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32733">
                <text:p>-32733</text:p>
              </table:table-cell>
              <table:table-cell office:value-type="float" office:value="-17884.89">
                <text:p>-17884.89</text:p>
              </table:table-cell>
              <table:table-cell office:value-type="float" office:value="-21779.85">
                <text:p>-21779.85</text:p>
              </table:table-cell>
              <table:table-cell office:value-type="float" office:value="-26847.52">
                <text:p>-26847.5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32732">
                <text:p>-32732</text:p>
              </table:table-cell>
              <table:table-cell office:value-type="float" office:value="-22832.89">
                <text:p>-22832.89</text:p>
              </table:table-cell>
              <table:table-cell office:value-type="float" office:value="-27280.07">
                <text:p>-27280.07</text:p>
              </table:table-cell>
              <table:table-cell office:value-type="float" office:value="-28612.86">
                <text:p>-28612.8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32733">
                <text:p>-32733</text:p>
              </table:table-cell>
              <table:table-cell office:value-type="float" office:value="-26890.67">
                <text:p>-26890.67</text:p>
              </table:table-cell>
              <table:table-cell office:value-type="float" office:value="-30598.8">
                <text:p>-30598.8</text:p>
              </table:table-cell>
              <table:table-cell office:value-type="float" office:value="-29848.9">
                <text:p>-29848.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32732">
                <text:p>-32732</text:p>
              </table:table-cell>
              <table:table-cell office:value-type="float" office:value="-29895.22">
                <text:p>-29895.22</text:p>
              </table:table-cell>
              <table:table-cell office:value-type="float" office:value="-32121.93">
                <text:p>-32121.93</text:p>
              </table:table-cell>
              <table:table-cell office:value-type="float" office:value="-30713.83">
                <text:p>-30713.8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29768">
                <text:p>-29768</text:p>
              </table:table-cell>
              <table:table-cell office:value-type="float" office:value="-31500.45">
                <text:p>-31500.45</text:p>
              </table:table-cell>
              <table:table-cell office:value-type="float" office:value="-32571.59">
                <text:p>-32571.59</text:p>
              </table:table-cell>
              <table:table-cell office:value-type="float" office:value="-30430.08">
                <text:p>-30430.0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20297">
                <text:p>-20297</text:p>
              </table:table-cell>
              <table:table-cell office:value-type="float" office:value="-31016.67">
                <text:p>-31016.67</text:p>
              </table:table-cell>
              <table:table-cell office:value-type="float" office:value="-32422.66">
                <text:p>-32422.66</text:p>
              </table:table-cell>
              <table:table-cell office:value-type="float" office:value="-27390.16">
                <text:p>-27390.1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9937">
                <text:p>-9937</text:p>
              </table:table-cell>
              <table:table-cell office:value-type="float" office:value="-28488.55">
                <text:p>-28488.55</text:p>
              </table:table-cell>
              <table:table-cell office:value-type="float" office:value="-31501.96">
                <text:p>-31501.96</text:p>
              </table:table-cell>
              <table:table-cell office:value-type="float" office:value="-22154.21">
                <text:p>-22154.2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1618">
                <text:p>-1618</text:p>
              </table:table-cell>
              <table:table-cell office:value-type="float" office:value="-25031.33">
                <text:p>-25031.33</text:p>
              </table:table-cell>
              <table:table-cell office:value-type="float" office:value="-29188.61">
                <text:p>-29188.61</text:p>
              </table:table-cell>
              <table:table-cell office:value-type="float" office:value="-15993.35">
                <text:p>-15993.3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206">
                <text:p>4206</text:p>
              </table:table-cell>
              <table:table-cell office:value-type="float" office:value="-20927.11">
                <text:p>-20927.11</text:p>
              </table:table-cell>
              <table:table-cell office:value-type="float" office:value="-24870.85">
                <text:p>-24870.85</text:p>
              </table:table-cell>
              <table:table-cell office:value-type="float" office:value="-9933.54">
                <text:p>-9933.5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8191">
                <text:p>8191</text:p>
              </table:table-cell>
              <table:table-cell office:value-type="float" office:value="-16380">
                <text:p>-16380</text:p>
              </table:table-cell>
              <table:table-cell office:value-type="float" office:value="-18605.54">
                <text:p>-18605.54</text:p>
              </table:table-cell>
              <table:table-cell office:value-type="float" office:value="-4496.18">
                <text:p>-4496.1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419">
                <text:p>14419</text:p>
              </table:table-cell>
              <table:table-cell office:value-type="float" office:value="-11141">
                <text:p>-11141</text:p>
              </table:table-cell>
              <table:table-cell office:value-type="float" office:value="-11216.42">
                <text:p>-11216.42</text:p>
              </table:table-cell>
              <table:table-cell office:value-type="float" office:value="1178.37">
                <text:p>1178.3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3240">
                <text:p>13240</text:p>
              </table:table-cell>
              <table:table-cell office:value-type="float" office:value="-6032.89">
                <text:p>-6032.89</text:p>
              </table:table-cell>
              <table:table-cell office:value-type="float" office:value="-3955.26">
                <text:p>-3955.26</text:p>
              </table:table-cell>
              <table:table-cell office:value-type="float" office:value="4796.86">
                <text:p>4796.8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809">
                <text:p>11809</text:p>
              </table:table-cell>
              <table:table-cell office:value-type="float" office:value="-1083.89">
                <text:p>-1083.89</text:p>
              </table:table-cell>
              <table:table-cell office:value-type="float" office:value="2302.39">
                <text:p>2302.39</text:p>
              </table:table-cell>
              <table:table-cell office:value-type="float" office:value="6900.5">
                <text:p>6900.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8839">
                <text:p>8839</text:p>
              </table:table-cell>
              <table:table-cell office:value-type="float" office:value="3205.78">
                <text:p>3205.78</text:p>
              </table:table-cell>
              <table:table-cell office:value-type="float" office:value="7035.17">
                <text:p>7035.17</text:p>
              </table:table-cell>
              <table:table-cell office:value-type="float" office:value="7482.05">
                <text:p>7482.0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5072">
                <text:p>5072</text:p>
              </table:table-cell>
              <table:table-cell office:value-type="float" office:value="6024.56">
                <text:p>6024.56</text:p>
              </table:table-cell>
              <table:table-cell office:value-type="float" office:value="9943.45">
                <text:p>9943.45</text:p>
              </table:table-cell>
              <table:table-cell office:value-type="float" office:value="6759.04">
                <text:p>6759.0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17">
                <text:p>317</text:p>
              </table:table-cell>
              <table:table-cell office:value-type="float" office:value="7163.89">
                <text:p>7163.89</text:p>
              </table:table-cell>
              <table:table-cell office:value-type="float" office:value="10897.87">
                <text:p>10897.87</text:p>
              </table:table-cell>
              <table:table-cell office:value-type="float" office:value="4826.43">
                <text:p>4826.4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3473">
                <text:p>-3473</text:p>
              </table:table-cell>
              <table:table-cell office:value-type="float" office:value="6957.78">
                <text:p>6957.78</text:p>
              </table:table-cell>
              <table:table-cell office:value-type="float" office:value="10008.41">
                <text:p>10008.41</text:p>
              </table:table-cell>
              <table:table-cell office:value-type="float" office:value="2336.6">
                <text:p>2336.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10450">
                <text:p>-10450</text:p>
              </table:table-cell>
              <table:table-cell office:value-type="float" office:value="5329.33">
                <text:p>5329.33</text:p>
              </table:table-cell>
              <table:table-cell office:value-type="float" office:value="7599.64">
                <text:p>7599.64</text:p>
              </table:table-cell>
              <table:table-cell office:value-type="float" office:value="-1499.38">
                <text:p>-1499.3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19933">
                <text:p>-19933</text:p>
              </table:table-cell>
              <table:table-cell office:value-type="float" office:value="2204.44">
                <text:p>2204.44</text:p>
              </table:table-cell>
              <table:table-cell office:value-type="float" office:value="4106.29">
                <text:p>4106.29</text:p>
              </table:table-cell>
              <table:table-cell office:value-type="float" office:value="-7029.47">
                <text:p>-7029.4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29025">
                <text:p>-29025</text:p>
              </table:table-cell>
              <table:table-cell office:value-type="float" office:value="-2622.67">
                <text:p>-2622.67</text:p>
              </table:table-cell>
              <table:table-cell office:value-type="float" office:value="-378.35">
                <text:p>-378.35</text:p>
              </table:table-cell>
              <table:table-cell office:value-type="float" office:value="-13628.13">
                <text:p>-13628.1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32732">
                <text:p>-32732</text:p>
              </table:table-cell>
              <table:table-cell office:value-type="float" office:value="-7730.67">
                <text:p>-7730.67</text:p>
              </table:table-cell>
              <table:table-cell office:value-type="float" office:value="-5852.25">
                <text:p>-5852.25</text:p>
              </table:table-cell>
              <table:table-cell office:value-type="float" office:value="-19359.29">
                <text:p>-19359.2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32732">
                <text:p>-32732</text:p>
              </table:table-cell>
              <table:table-cell office:value-type="float" office:value="-12679.67">
                <text:p>-12679.67</text:p>
              </table:table-cell>
              <table:table-cell office:value-type="float" office:value="-12235.85">
                <text:p>-12235.85</text:p>
              </table:table-cell>
              <table:table-cell office:value-type="float" office:value="-23371.1">
                <text:p>-23371.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32733">
                <text:p>-32733</text:p>
              </table:table-cell>
              <table:table-cell office:value-type="float" office:value="-17298.78">
                <text:p>-17298.78</text:p>
              </table:table-cell>
              <table:table-cell office:value-type="float" office:value="-18910.92">
                <text:p>-18910.92</text:p>
              </table:table-cell>
              <table:table-cell office:value-type="float" office:value="-26179.67">
                <text:p>-26179.6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32732">
                <text:p>-32732</text:p>
              </table:table-cell>
              <table:table-cell office:value-type="float" office:value="-21499.22">
                <text:p>-21499.22</text:p>
              </table:table-cell>
              <table:table-cell office:value-type="float" office:value="-24819.31">
                <text:p>-24819.31</text:p>
              </table:table-cell>
              <table:table-cell office:value-type="float" office:value="-28145.37">
                <text:p>-28145.3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32733">
                <text:p>-32733</text:p>
              </table:table-cell>
              <table:table-cell office:value-type="float" office:value="-25171.45">
                <text:p>-25171.45</text:p>
              </table:table-cell>
              <table:table-cell office:value-type="float" office:value="-29043.52">
                <text:p>-29043.52</text:p>
              </table:table-cell>
              <table:table-cell office:value-type="float" office:value="-29521.66">
                <text:p>-29521.6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32732">
                <text:p>-32732</text:p>
              </table:table-cell>
              <table:table-cell office:value-type="float" office:value="-28422.45">
                <text:p>-28422.45</text:p>
              </table:table-cell>
              <table:table-cell office:value-type="float" office:value="-31403.93">
                <text:p>-31403.93</text:p>
              </table:table-cell>
              <table:table-cell office:value-type="float" office:value="-30484.76">
                <text:p>-30484.7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32385">
                <text:p>-32385</text:p>
              </table:table-cell>
              <table:table-cell office:value-type="float" office:value="-30859.67">
                <text:p>-30859.67</text:p>
              </table:table-cell>
              <table:table-cell office:value-type="float" office:value="-32380.32">
                <text:p>-32380.32</text:p>
              </table:table-cell>
              <table:table-cell office:value-type="float" office:value="-31054.83">
                <text:p>-31054.8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21825">
                <text:p>-21825</text:p>
              </table:table-cell>
              <table:table-cell office:value-type="float" office:value="-31069.89">
                <text:p>-31069.89</text:p>
              </table:table-cell>
              <table:table-cell office:value-type="float" office:value="-32506.73">
                <text:p>-32506.73</text:p>
              </table:table-cell>
              <table:table-cell office:value-type="float" office:value="-28285.88">
                <text:p>-28285.8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10901">
                <text:p>-10901</text:p>
              </table:table-cell>
              <table:table-cell office:value-type="float" office:value="-29056.11">
                <text:p>-29056.11</text:p>
              </table:table-cell>
              <table:table-cell office:value-type="float" office:value="-31897.46">
                <text:p>-31897.46</text:p>
              </table:table-cell>
              <table:table-cell office:value-type="float" office:value="-23070.42">
                <text:p>-23070.4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548">
                <text:p>1548</text:p>
              </table:table-cell>
              <table:table-cell office:value-type="float" office:value="-25247.22">
                <text:p>-25247.22</text:p>
              </table:table-cell>
              <table:table-cell office:value-type="float" office:value="-29898.95">
                <text:p>-29898.95</text:p>
              </table:table-cell>
              <table:table-cell office:value-type="float" office:value="-15684.89">
                <text:p>-15684.8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700">
                <text:p>10700</text:p>
              </table:table-cell>
              <table:table-cell office:value-type="float" office:value="-20421.45">
                <text:p>-20421.45</text:p>
              </table:table-cell>
              <table:table-cell office:value-type="float" office:value="-25686.48">
                <text:p>-25686.48</text:p>
              </table:table-cell>
              <table:table-cell office:value-type="float" office:value="-7769.42">
                <text:p>-7769.4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6943">
                <text:p>16943</text:p>
              </table:table-cell>
              <table:table-cell office:value-type="float" office:value="-14901.89">
                <text:p>-14901.89</text:p>
              </table:table-cell>
              <table:table-cell office:value-type="float" office:value="-18902.69">
                <text:p>-18902.69</text:p>
              </table:table-cell>
              <table:table-cell office:value-type="float" office:value="-355.7">
                <text:p>-355.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0168">
                <text:p>20168</text:p>
              </table:table-cell>
              <table:table-cell office:value-type="float" office:value="-9024.11">
                <text:p>-9024.11</text:p>
              </table:table-cell>
              <table:table-cell office:value-type="float" office:value="-10181.14">
                <text:p>-10181.14</text:p>
              </table:table-cell>
              <table:table-cell office:value-type="float" office:value="5801.41">
                <text:p>5801.4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7643">
                <text:p>17643</text:p>
              </table:table-cell>
              <table:table-cell office:value-type="float" office:value="-3426.78">
                <text:p>-3426.78</text:p>
              </table:table-cell>
              <table:table-cell office:value-type="float" office:value="-1012.7">
                <text:p>-1012.7</text:p>
              </table:table-cell>
              <table:table-cell office:value-type="float" office:value="9353.89">
                <text:p>9353.8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7148">
                <text:p>17148</text:p>
              </table:table-cell>
              <table:table-cell office:value-type="float" office:value="2115.44">
                <text:p>2115.44</text:p>
              </table:table-cell>
              <table:table-cell office:value-type="float" office:value="7001.92">
                <text:p>7001.92</text:p>
              </table:table-cell>
              <table:table-cell office:value-type="float" office:value="11692.12">
                <text:p>11692.1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2264">
                <text:p>12264</text:p>
              </table:table-cell>
              <table:table-cell office:value-type="float" office:value="7076.44">
                <text:p>7076.44</text:p>
              </table:table-cell>
              <table:table-cell office:value-type="float" office:value="12726.53">
                <text:p>12726.53</text:p>
              </table:table-cell>
              <table:table-cell office:value-type="float" office:value="11863.69">
                <text:p>11863.6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891">
                <text:p>9891</text:p>
              </table:table-cell>
              <table:table-cell office:value-type="float" office:value="10600.44">
                <text:p>10600.44</text:p>
              </table:table-cell>
              <table:table-cell office:value-type="float" office:value="15742.78">
                <text:p>15742.78</text:p>
              </table:table-cell>
              <table:table-cell office:value-type="float" office:value="11271.88">
                <text:p>11271.8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7904">
                <text:p>7904</text:p>
              </table:table-cell>
              <table:table-cell office:value-type="float" office:value="12689.89">
                <text:p>12689.89</text:p>
              </table:table-cell>
              <table:table-cell office:value-type="float" office:value="16306.26">
                <text:p>16306.26</text:p>
              </table:table-cell>
              <table:table-cell office:value-type="float" office:value="10261.52">
                <text:p>10261.5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160">
                <text:p>1160</text:p>
              </table:table-cell>
              <table:table-cell office:value-type="float" office:value="12646.78">
                <text:p>12646.78</text:p>
              </table:table-cell>
              <table:table-cell office:value-type="float" office:value="15012.05">
                <text:p>15012.05</text:p>
              </table:table-cell>
              <table:table-cell office:value-type="float" office:value="7531.06">
                <text:p>7531.0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7299">
                <text:p>-7299</text:p>
              </table:table-cell>
              <table:table-cell office:value-type="float" office:value="10646.89">
                <text:p>10646.89</text:p>
              </table:table-cell>
              <table:table-cell office:value-type="float" office:value="12540.15">
                <text:p>12540.15</text:p>
              </table:table-cell>
              <table:table-cell office:value-type="float" office:value="3082.04">
                <text:p>3082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